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534E00002A7B9B4DE2FD.svm"/>
  <manifest:file-entry manifest:media-type="" manifest:full-path="Pictures/20000007000026C300000D21E229122B.svm"/>
  <manifest:file-entry manifest:media-type="" manifest:full-path="Pictures/2000000700002FDB0000144307330311.svm"/>
  <manifest:file-entry manifest:media-type="" manifest:full-path="Pictures/2000000700001F0300001E1490560E16.svm"/>
  <manifest:file-entry manifest:media-type="" manifest:full-path="Pictures/2000000700001FA100001178138CD643.svm"/>
  <manifest:file-entry manifest:media-type="" manifest:full-path="Pictures/200000070000207500000EE30B398CC8.svm"/>
  <manifest:file-entry manifest:media-type="" manifest:full-path="Pictures/2000000700002237000026241B7C23FB.svm"/>
  <manifest:file-entry manifest:media-type="" manifest:full-path="Pictures/2000000700004B740000133A9C2E0BCC.svm"/>
  <manifest:file-entry manifest:media-type="" manifest:full-path="Pictures/200000070000485A0000212E603D5472.svm"/>
  <manifest:file-entry manifest:media-type="" manifest:full-path="Pictures/20000007000025D5000022BB99333587.svm"/>
  <manifest:file-entry manifest:media-type="" manifest:full-path="Pictures/20000007000024CC00002A465DCE99AD.svm"/>
  <manifest:file-entry manifest:media-type="" manifest:full-path="Pictures/200000070000457500002A61E1B730F1.svm"/>
  <manifest:file-entry manifest:media-type="" manifest:full-path="Pictures/20000007000017AC00001C5366805A6C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Wingdings-Regular" svg:font-family="Wingdings-Regular"/>
    <style:font-face style:name="FranklinGothic-Medium" svg:font-family="FranklinGothic-Medium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italic" style:font-style-asian="italic" style:font-style-complex="italic"/>
    </style:style>
    <style:style style:name="P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 2, Modu<text:span text:style-name="T1">le 3– The Early Earth</text:span></text:p>
      <text:p text:style-name="Standard"/>
      <text:p text:style-name="P2">Lecture 1: Formation of the Solar System </text:p>
      <text:p text:style-name="Standard">&gt; clouds of gas form within galaxies</text:p>
      <text:p text:style-name="Standard"><text:tab/>→ NGC 281 – a bustling hub of star formation about 10,000 light years away</text:p>
      <text:p text:style-name="Standard">&gt; formation of structure within the gas clouds</text:p>
      <text:p text:style-name="Standard"><text:tab/>→ regions form that are dense enough to collapse under their own weight (i.e., their own gravitational influence)</text:p>
      <text:p text:style-name="Standard">&gt; as the dense cloud collapses, it forms a disk with a 'prostar' at its center</text:p>
      <text:p text:style-name="Standard"><text:tab/>→ oxygen levels were initially 0.1% of present</text:p>
      <text:p text:style-name="Standard"><text:tab/>→ shortly after 2.45 Ga oxygen levels rose rapidly to slightly more than present = The</text:p>
      <text:p text:style-name="Standard"><text:tab/><text:tab/>Great Oxidation Event</text:p>
      <text:p text:style-name="Standard"><text:tab/>→ stabilized around 1.8Ga at 5-18% present with deep oceans still anoxic</text:p>
      <text:p text:style-name="Standard"><text:tab/>→ second increase around 0.6-0.8Ga accompanied by oxygenation of deep ocean and rise <text:tab/><text:tab/>of multicellular animals</text:p>
      <text:p text:style-name="Standard">&gt; 'bipolar outflows' begin </text:p>
      <text:p text:style-name="Standard"><text:tab/>→ gas and dust pushed out from the poles due to the energy of clouds falling and the new</text:p>
      <text:p text:style-name="Standard"><text:tab/><text:tab/>star’s solar wind</text:p>
      <text:p text:style-name="Standard">&gt;The protostar becomes a star once it has begun fusion</text:p>
      <text:p text:style-name="Standard"><text:tab/>→ this is the most crucial event in the formation of a new start system – ignition of the <text:tab/><text:tab/><text:tab/>nuclear furnace at the center of the protostar in the middle of the nebula</text:p>
      <text:p text:style-name="Standard"><text:tab/>→ Combines elements to form new, heavier elements and release energy</text:p>
      <text:p text:style-name="Standard"><text:tab/>→ below, deuterium fuses with tritium to form helium and a neutron, releasing energy &amp; <text:tab/><text:tab/>light</text:p>
      <text:p text:style-name="Standard"><draw:frame draw:style-name="fr1" draw:name="graphics1" text:anchor-type="paragraph" svg:width="8.759cm" svg:height="9.763cm" draw:z-index="0"><draw:image xlink:href="Pictures/2000000700002237000026241B7C23FB.svm" xlink:type="simple" xlink:show="embed" xlink:actuate="onLoad"/></draw:frame><text:tab/>→ this light and energy released drive the rest of the activity that occurs in the nebula as <text:tab/><text:tab/>planets begin to form</text:p>
      <text:p text:style-name="Standard">&gt; material from the disk is no longer deposited on the forming star</text:p>
      <text:p text:style-name="Standard">&gt; beyond the star, in the nebula, material begins to coalesce and form planets</text:p>
      <text:p text:style-name="Standard"><text:tab/>→ a disk of left-over material around the new star is the “protoplanetary disk”</text:p>
      <text:p text:style-name="Standard"><text:tab/>→ beyond a line called the ice line, volatiles like water, hydrogen, and helium begin forming <text:tab/><text:tab/>giant gas planets</text:p>
      <text:p text:style-name="Standard"><text:tab/>→ in the inner regions, small pieces of rock begin to coalesce – planetesimals</text:p>
      <text:p text:style-name="Standard"><text:soft-page-break/><text:tab/><text:tab/>&gt;&gt; <text:a xlink:type="simple" xlink:href="http://en.wikipedia.org/wiki/Planetesimal">http://en.wikipedia.org/wiki/Planetesimal</text:a></text:p>
      <text:p text:style-name="Standard"><text:tab/><text:tab/>&gt;&gt; form small, rocky planets</text:p>
      <text:p text:style-name="Standard"><text:tab/>→ <text:s/>distinct separation in the kinds of planets created in the nebula</text:p>
      <text:p text:style-name="Standard"><text:tab/>→ some planets can migrate – Uranus and Neptune?</text:p>
      <text:p text:style-name="Standard"><text:tab/>→ solar system can also pick up rocky debris from elsewhere</text:p>
      <text:p text:style-name="Standard">&gt; <text:span text:style-name="T2">What have we learned?</text:span></text:p>
      <text:p text:style-name="Standard"><text:tab/><text:span text:style-name="T2">→ Clouds of gas form that are relatively dense compared to interstellar space</text:span></text:p>
      <text:p text:style-name="P3"><text:tab/>→ In these star-forming regions the gas collapses and leads to the formation of a protostar <text:tab/><text:tab/>– the 'nebular hypothesis'</text:p>
      <text:p text:style-name="P3"><text:tab/>→ Fusion is initiated in the star</text:p>
      <text:p text:style-name="P3"><text:tab/>→ Material in the nebula collects to form planets – gas giants far out, rocky planets further <text:tab/><text:tab/>in – as material coalesces and gathers.</text:p>
      <text:p text:style-name="P3"/>
      <text:p text:style-name="P3">Lecture 2: Conditions on the early Earth</text:p>
      <text:p text:style-name="Standard">&gt; unravelling Earth’s history</text:p>
      <text:p text:style-name="Standard"><text:tab/>→ what we know about the early history of the Earth comes from the geological record, but <text:tab/><text:tab/>this is incomplete</text:p>
      <text:p text:style-name="Standard"><text:tab/>→ the Earth formed 4.56 billion years ago, but the oldest rocks are between 4 and 3.8 billion <text:tab/><text:tab/>years old – so we have no rock record from the first 11% of Earth’s history</text:p>
      <text:p text:style-name="Standard"><text:tab/>→ this makes it very challenging to pick apart the early evidence &amp; understand the earlierst <text:tab/><text:tab/>conditions</text:p>
      <text:p text:style-name="Standard">&gt; oldest rocks on Earth</text:p>
      <text:p text:style-name="Standard"><text:tab/>→ the Isua region of Western Greenland preserves the oldest evidence for conditions on <text:tab/><text:tab/><text:tab/>early Earth</text:p>
      <text:p text:style-name="Standard"><text:tab/>→ made of ancient sediments and lavas which were metamorphosed by subsequent heat <text:tab/><text:tab/>and pressure</text:p>
      <text:p text:style-name="Standard">&gt; was there water?</text:p>
      <text:p text:style-name="Standard"><text:tab/>→ evidence points to yes</text:p>
      <text:p text:style-name="Standard"><text:tab/>→ the Isua rocks contain limestones, sandstones and pillow lavas – all evidence of abundant <text:tab/><text:tab/>liquid water</text:p>
      <text:p text:style-name="Standard"><text:tab/>→ limestones form today in shallow marine settings</text:p>
      <text:p text:style-name="Standard"><text:tab/>→ sandstone forms as older rocks are reworked by water and deposited in characteristic <text:tab/><text:tab/><text:tab/>layers</text:p>
      <text:p text:style-name="Standard"><text:tab/>→ pillow lavas are typical of volcanic eruptions under water</text:p>
      <text:p text:style-name="Standard">&gt; the Earth’s surface 3.8 billion years ago.</text:p>
      <text:p text:style-name="Standard"><text:tab/>→ had bodies of liquid water and areas of exposed land which were being eroded and <text:tab/><text:tab/><text:tab/>deposited elsewhere</text:p>
      <text:p text:style-name="Standard"><text:tab/>→ sandstones composed of quartz suggesting the weathered continental areas were broadly <text:tab/><text:tab/>similar in composition to today – depositing sediments elsewhere</text:p>
      <text:p text:style-name="Standard"><text:tab/>→ geological processes and cycling we are familiar with occurring at this time – plate <text:tab/><text:tab/><text:tab/>tectonics</text:p>
      <text:p text:style-name="Standard"><text:tab/>→ implies internal layering must had been achieved at that point – crust, core, outer mantle</text:p>
      <text:p text:style-name="Standard">&gt; the Earth’s early atmosphere</text:p>
      <text:p text:style-name="Standard"><text:tab/>→ the rock record tells us the temperature must have been within the range for liquid water <text:tab/><text:tab/>and rain to exist</text:p>
      <text:p text:style-name="Standard"><text:tab/>→ the early atmosphere only had trace amounts of oxygen, compared to the 21% today</text:p>
      <text:p text:style-name="Standard"><text:tab/>→ carbon dioxide was much more abundant than oxygen, and there may have been more <text:tab/><text:tab/>methane</text:p>
      <text:p text:style-name="Standard"><text:tab/>→ one of the mysteries of early earth – <text:s/>the sun at this time was much less bright than today <text:tab/><text:tab/>so warmed the Earth’s surface less; so how was the early earth kept warm enough to <text:tab/><text:tab/>keep water liquid? </text:p>
      <text:p text:style-name="Standard"><text:tab/><text:tab/>&gt;&gt; 'faint young Sun paradox'</text:p>
      <text:p text:style-name="Standard"><text:soft-page-break/><text:tab/><text:tab/>&gt;&gt; one explanation – the raised amounts of carbon dioxide or methane are thought to <text:tab/><text:tab/><text:tab/>have stopped the Earth freezing over at this time; these are greenhouse gases, <text:tab/><text:tab/><text:tab/>and could have helped warm the surface</text:p>
      <text:p text:style-name="Standard">&gt; UV radiation was much higher</text:p>
      <text:p text:style-name="Standard"><text:tab/>→ very little oxygen in the atmosphere, so little ozone (formed by oxygen rxns in the upper <text:tab/><text:tab/>atmosphere) </text:p>
      <text:p text:style-name="Standard"><text:tab/>→ greater damage to early biological material</text:p>
      <text:p text:style-name="Standard"><text:tab/>→ possibility of other shields – e.g., methane</text:p>
      <text:p text:style-name="Standard">&gt; Asteroid and comet impacts were common</text:p>
      <text:p text:style-name="Standard"><text:tab/>→ a lot of impact craters aged around 4.1-3.8 billion years old are found on the moon</text:p>
      <text:p text:style-name="Standard"><text:tab/>→ the Earth is in such close proximity it must have experienced a similar number of events<text:tab/></text:p>
      <text:p text:style-name="Standard"><text:tab/>→ this period is known as “The Late Heavy Bombardment”</text:p>
      <text:p text:style-name="Standard"><text:tab/>→ this would have made conditions for emerging life very unstable</text:p>
      <text:p text:style-name="P3">&gt; What have we learned</text:p>
      <text:p text:style-name="P3"><text:tab/>→ the geological record gives our main clues as to the history of Earth</text:p>
      <text:p text:style-name="P3"><text:tab/>→ around 4-3.8Ga the Earth’s surface was composed of small exposed continental areas <text:tab/><text:tab/>with bodies of liquid water</text:p>
      <text:p text:style-name="P3"><text:tab/>→ the atmosphere was dominated by carbon dioxide and not oxygen</text:p>
      <text:p text:style-name="P3"><text:tab/>→ the amount of UV reaching the surface would have been higher than today</text:p>
      <text:p text:style-name="P3"><text:tab/>→ meteorite impacts were much more frequent than today</text:p>
      <text:p text:style-name="P4"/>
      <text:p text:style-name="P4">Lecture 3: Evidence of Early Life</text:p>
      <text:p text:style-name="Standard">&gt; early life</text:p>
      <text:p text:style-name="Standard"><text:tab/>→ only direct evidence is from fossils and chemical signatures preserved in the geological <text:tab/><text:tab/>record</text:p>
      <text:p text:style-name="Standard"><text:tab/>→ the evidence may be proof that life was established by 3.5 billion years ago or possibly <text:tab/><text:tab/>as early as 3.8 billion years</text:p>
      <text:p text:style-name="Standard"><text:tab/>→ it is thought if the evidence suggest life by 3.8Ga, then it is likely to have arisen some <text:tab/><text:tab/>time before that</text:p>
      <text:p text:style-name="Standard"><text:tab/><text:tab/>&gt;&gt; earliest life may not be in fossil record</text:p>
      <text:p text:style-name="Standard"><text:tab/>→ this would suggest life was present soon after the formation of the crust and oceans and <text:tab/><text:tab/>at the end of the late heavy bombardment (~4Ga)</text:p>
      <text:p text:style-name="Standard">&gt; this evidence is subject to intense scientific controversy and debate</text:p>
      <text:p text:style-name="Standard"><text:tab/>→ one of the most controversial areas of astrobio</text:p>
      <text:p text:style-name="Standard">&gt; stromatolites</text:p>
      <text:p text:style-name="Standard"><draw:frame draw:style-name="fr2" draw:name="graphics2" text:anchor-type="paragraph" svg:x="-0.034cm" svg:y="0.132cm" svg:width="6.061cm" svg:height="7.251cm" draw:z-index="1"><draw:image xlink:href="Pictures/20000007000017AC00001C5366805A6C.svm" xlink:type="simple" xlink:show="embed" xlink:actuate="onLoad"/></draw:frame><draw:frame draw:style-name="fr2" draw:name="graphics3" text:anchor-type="paragraph" svg:x="7.786cm" svg:y="1.323cm" svg:width="8.31cm" svg:height="3.812cm" draw:z-index="2"><draw:image xlink:href="Pictures/200000070000207500000EE30B398CC8.svm" xlink:type="simple" xlink:show="embed" xlink:actuate="onLoad"/></draw:frame><text:tab/>→ internally laminated mounds which form today in warm, shallow water</text:p>
      <text:p text:style-name="Standard"><text:tab/>→ built up by accumulation of sediments with layers of microbial mats alternating with <text:tab/><text:soft-page-break/><text:tab/><text:tab/>layers of sediments, including calcium carbonate – eventually creating macroscopic <text:tab/><text:tab/>mounds of microbial activity</text:p>
      <text:p text:style-name="Standard"><text:tab/>→ oldest stromatolites from 3.46 Ga Apex cherts of Western Australia’s Warrawoona group</text:p>
      <text:p text:style-name="Standard"><text:tab/>→ stromatolites are controversial because many of their features are similar to aspects that <text:tab/><text:tab/>that can form without life – e.g., the wavy sediment layers in the photo on the right, <text:tab/><text:tab/>above</text:p>
      <text:p text:style-name="Standard">&gt; microfossils of individual microorganisms offer somewhat less controversial evidence</text:p>
      <text:p text:style-name="Standard"><draw:frame draw:style-name="fr2" draw:name="graphics5" text:anchor-type="paragraph" svg:x="8.01cm" svg:y="0.143cm" svg:width="9.924cm" svg:height="3.36cm" draw:z-index="4"><draw:image xlink:href="Pictures/20000007000026C300000D21E229122B.svm" xlink:type="simple" xlink:show="embed" xlink:actuate="onLoad"/></draw:frame><draw:frame draw:style-name="fr2" draw:name="graphics4" text:anchor-type="paragraph" svg:x="0.034cm" svg:y="0.143cm" svg:width="8.096cm" svg:height="4.471cm" draw:z-index="3"><draw:image xlink:href="Pictures/2000000700001FA100001178138CD643.svm" xlink:type="simple" xlink:show="embed" xlink:actuate="onLoad"/></draw:frame><text:tab/>→ the 3.46 Ga stromatolites in Western Australia contain filamentous structures which <text:tab/><text:tab/><text:tab/>resemble modern cyanobacteria (center picture)</text:p>
      <text:p text:style-name="Standard"><text:tab/>→ composed of kerogen, the alteration product of heated and pressurized organic matter</text:p>
      <text:p text:style-name="Standard"><text:tab/>→ Schopf et al (2007</text:p>
      <text:p text:style-name="Standard"><text:tab/>→ nonbiological processes could also form filamentous structures, so debate persists about <text:tab/><text:tab/>these as well</text:p>
      <text:p text:style-name="Standard">&gt; chemical signatures – an indirect way to show the presence of life</text:p>
      <text:p text:style-name="Standard"><text:tab/>→ two stable forms (isotopes) of carbon exist:</text:p>
      <text:p text:style-name="Standard"><text:tab/><text:tab/>&gt;&gt; carbon 12 = 6 protons plus 6 neutrons</text:p>
      <text:p text:style-name="Standard"><text:tab/><text:tab/>&gt;&gt; carbon 13 = 6 protons plus 7 neutrons</text:p>
      <text:p text:style-name="Standard"><text:tab/>→ life will preferentially use the lighter “isotope” </text:p>
      <text:p text:style-name="Standard"><text:tab/>→ life will sometimes leave more carbon 12 behind</text:p>
      <text:p text:style-name="Standard"><text:tab/>→ this isotope fractionation (preferential uptake) is seen in carbonate rocks from as far back <text:tab/><text:tab/>as 3.5 billion years ago and possibly earlier</text:p>
      <text:p text:style-name="Standard"><draw:frame draw:style-name="fr1" draw:name="graphics6" text:anchor-type="paragraph" svg:width="7.939cm" svg:height="7.699cm" draw:z-index="5"><draw:image xlink:href="Pictures/2000000700001F0300001E1490560E16.svm" xlink:type="simple" xlink:show="embed" xlink:actuate="onLoad"/></draw:frame><text:tab/>→ illustration of more recent calcium carbonate fossils</text:p>
      <text:p text:style-name="Standard">&gt; Problems with the evidence – macroscopic, microscopic, and indirect </text:p>
      <text:p text:style-name="Standard"><text:tab/>→ these old rocks are usually heavily metamorphosed, making it hard to interpret the <text:tab/><text:tab/><text:tab/>evidence</text:p>
      <text:p text:style-name="Standard"><text:tab/>→ geological settings usually uncertain or heavily disputed, so it's not clear what conditions <text:tab/><text:tab/>were like where these rocks were formed – were they actually conducive to life? </text:p>
      <text:p text:style-name="Standard"><text:soft-page-break/><text:tab/>→ most of the features observed can also be produced by abiogenic processes</text:p>
      <text:p text:style-name="P3">&gt;What have we learned?</text:p>
      <text:p text:style-name="P3"> It is thought that life was established on Earth by at least 3.5 billion years ago</text:p>
      <text:p text:style-name="P3"> The main evidence of life comes from:</text:p>
      <text:p text:style-name="P3"> Ancient stromatolites</text:p>
      <text:p text:style-name="P3"> Microfossils</text:p>
      <text:p text:style-name="P3"> The fractionation of carbon isotopes</text:p>
      <text:p text:style-name="P3"> Some people dispute this evidence on the grounds similar features could be a result of non-<text:tab/><text:tab/>biological processes</text:p>
      <text:p text:style-name="Standard"/>
      <text:p text:style-name="P4">Lecture 4: The Tree of Life</text:p>
      <text:p text:style-name="Standard"><draw:frame draw:style-name="fr3" draw:name="graphics7" text:anchor-type="paragraph" svg:width="17cm" svg:height="7.795cm" draw:z-index="6"><draw:image xlink:href="Pictures/200000070000485A0000212E603D5472.svm" xlink:type="simple" xlink:show="embed" xlink:actuate="onLoad"/></draw:frame>&gt; What is phylogenetics?</text:p>
      <text:p text:style-name="Standard"><text:tab/>→ study of evolutionary relationships between groups of organisms, and how those <text:tab/><text:tab/><text:tab/>relationships branch from one another</text:p>
      <text:p text:style-name="Standard"><text:tab/>→ based on comparisons of molecular and/or morphological similarity</text:p>
      <text:p text:style-name="Standard"><text:tab/>→ the Tree of Life may help us answer several important questions:</text:p>
      <text:p text:style-name="Standard"><text:tab/><text:tab/>&gt;&gt; Which organisms emerged first?</text:p>
      <text:p text:style-name="Standard"><text:tab/><text:tab/>&gt;&gt; What <text:s/>lived on the early Earth? Nature of early organisms?</text:p>
      <text:p text:style-name="Standard"><text:tab/><text:tab/>&gt;&gt; What is the history of life? How did the early organisms become those we know <text:tab/><text:tab/><text:tab/>today?</text:p>
      <text:p text:style-name="Standard">&gt; Prokaryotes – the oldest and most abundant organisms on the Earth</text:p>
      <text:p text:style-name="Standard"><draw:frame draw:style-name="fr1" draw:name="graphics8" text:anchor-type="paragraph" svg:width="13.192cm" svg:height="7.045cm" draw:z-index="7"><draw:image xlink:href="Pictures/200000070000457500002A61E1B730F1.svm" xlink:type="simple" xlink:show="embed" xlink:actuate="onLoad"/></draw:frame><text:tab/>→ common ancestor gave rise to three main domains of life – bacteria, archaea (some of the <text:soft-page-break/><text:tab/><text:tab/>extremophiles), eucaryota (mutlicelllular and single celled)</text:p>
      <text:p text:style-name="Standard"><text:tab/>→ bacteria &amp; archaea = prokaryotes</text:p>
      <text:p text:style-name="Standard">&gt; how to build a phylogenetic tree </text:p>
      <text:p text:style-name="Standard"><text:tab/>→ morphologically</text:p>
      <text:p text:style-name="Standard"><text:tab/>→ molecularly </text:p>
      <text:p text:style-name="Standard"><text:tab/><text:tab/>&gt;&gt; the latter is preferable, because shape alone may not be very informative</text:p>
      <text:p text:style-name="Standard">&gt; why a molecular Tree of Life?</text:p>
      <text:p text:style-name="Standard"><text:tab/>→ one microbial cell can look just like another – looking at microbes is not going to help us <text:tab/><text:tab/>build a tree of life</text:p>
      <text:p text:style-name="Standard"><draw:frame draw:style-name="fr1" draw:name="graphics9" text:anchor-type="paragraph" svg:width="17cm" svg:height="4.33cm" draw:z-index="8"><draw:image xlink:href="Pictures/2000000700004B740000133A9C2E0BCC.svm" xlink:type="simple" xlink:show="embed" xlink:actuate="onLoad"/></draw:frame><text:tab/>→ certain genes are universal to life – for example, ribosomal RNA (rRNA) genes, which <text:tab/><text:tab/>translate DNA into proteins, i.e., reading DNA code; it's crucial to cell functions &amp; <text:tab/><text:tab/>hasn't changed much evolutionarily</text:p>
      <text:p text:style-name="Standard"><text:tab/><text:tab/>&gt;&gt; degree of rRNA difference can help us build a picture of the evolutionary distance <text:tab/><text:tab/><text:tab/>between organisms</text:p>
      <text:p text:style-name="Standard"><text:tab/>→ provide a relatively objective estimate of evolutionary divergence</text:p>
      <text:p text:style-name="Standard"><text:tab/>→ closely related species have similar rRNA genes</text:p>
      <text:p text:style-name="Standard">&gt; Most microbial life is only known at the molecular level</text:p>
      <text:p text:style-name="Standard"><text:tab/>→ ‘the Great Plate Count Anomaly’<text:tab/></text:p>
      <text:p text:style-name="Standard"><text:tab/>→ only 1% or fewer of bacteria grow under laboratory conditions</text:p>
      <text:p text:style-name="Standard"><text:tab/>→ much easier to extract rRNA &amp; compare these molecules – reveals unexpected diversity <text:tab/><text:tab/>in environments such as deserts</text:p>
      <text:p text:style-name="Standard"><text:tab/><text:tab/>&gt;&gt; so the rRNA approach helps us to build the tree of life, but it also helps us to get <text:tab/><text:tab/><text:tab/>a more complete picture of the diversity of life on Earth and what the <text:tab/><text:tab/><text:tab/><text:tab/>common ancestor might have been like</text:p>
      <text:p text:style-name="Standard">&gt; is the Tree of Life truly a tree?</text:p>
      <text:p text:style-name="Standard"><text:tab/>→ a tree-like model assumes transmission of genetic material from parent to offspring</text:p>
      <text:p text:style-name="Standard"><text:tab/>→ in the microbial world, genes may be exchanged between unrelated organisms</text:p>
      <text:p text:style-name="Standard"><text:tab/><text:tab/>&gt;&gt; can take up DNA from other bacteria in the environment &amp; change their <text:tab/><text:tab/><text:tab/><text:tab/>characteristics by absorbing it</text:p>
      <text:p text:style-name="Standard"><text:tab/><text:tab/>&gt;&gt; conjugation – direct transfer of DNA from one bacteria to another</text:p>
      <text:p text:style-name="Standard"><text:tab/><text:tab/>&gt;&gt; this complicates the tree of life because genetic material is transferred both <text:tab/><text:tab/><text:tab/><text:tab/>horizontally and vertically over time</text:p>
      <text:p text:style-name="Standard"><text:tab/>→ particularly relevant to life on the early Earth</text:p>
      <text:p text:style-name="Standard"><text:tab/>→ alternative ideas proposed to account for this include the web and ring of life – more <text:tab/><text:tab/><text:tab/>complicated than mere branching, given the horizontal transfer of genetic material <text:tab/><text:tab/>among microorganisms</text:p>
      <text:p text:style-name="P3">&gt; What have we learned?</text:p>
      <text:p text:style-name="P3"><text:tab/>→ phylogenetics studies the evolutionary relationships between groups of organisms</text:p>
      <text:p text:style-name="P3"><text:tab/>→ the Tree of Life can be divided into three domains: bacteria, archaea and eukaryotes</text:p>
      <text:p text:style-name="P3"><text:tab/>→ prokaryotes (bacteria and archaea) are the oldest and most abundant of all known <text:tab/><text:tab/><text:tab/>organisms</text:p>
      <text:p text:style-name="P3"><text:tab/>→ most prokaryotes are only known through genetic sequences</text:p>
      <text:p text:style-name="Standard"><text:span text:style-name="T2"><text:tab/>→ the ‘Tree of Life’ remains debated and alternative phylogenetic models have been <text:tab/></text:span><text:soft-page-break/><text:tab/><text:tab/><text:span text:style-name="T2">proposed</text:span></text:p>
      <text:p text:style-name="P1"/>
      <text:p text:style-name="P1">Week 2, Module 4<text:span text:style-name="T1">– Life Through Time</text:span></text:p>
      <text:p text:style-name="P5"/>
      <text:p text:style-name="P4">Lecture 1: Life in Extreme Environments </text:p>
      <text:p text:style-name="Standard">&gt; how bas life survived for the last 3 billion-ish years, and what changes has it needed to adapt <text:tab/>during this long tenure? </text:p>
      <text:p text:style-name="Standard"><text:tab/>→ we can begin to answer this questions by looking at how life manages to survive &amp; grow <text:tab/><text:tab/>in extreme environments, since this will reveal much about the changes it has mad <text:tab/><text:tab/>during the changes in Earth's environment(s)</text:p>
      <text:p text:style-name="Standard">&gt; how do we define ‘extreme’?</text:p>
      <text:p text:style-name="Standard"><text:tab/>→ what is extreme to us may not be to others – is it just a matter of taste or is there more to <text:tab/><text:tab/>it?</text:p>
      <text:p text:style-name="Standard"><text:tab/>→ this is not just an anthropocentric idea – there are boundaries to the biosphere</text:p>
      <text:p text:style-name="Standard"><text:tab/><text:tab/>&gt;&gt; <text:s/>biological organisms only function in a <text:tab/>particular range of chemical &amp; physical <text:tab/><text:tab/><text:tab/>circumstances, and the extremes are the edges of those circumstances (high <text:tab/><text:tab/><text:tab/>temp, increased pressure, etc. – under which the diversity of life decreases) </text:p>
      <text:p text:style-name="Standard"><text:tab/>→ studying the orgnaisms at these extremities can tells us a great deal about hos life has <text:tab/><text:tab/>coped on our planet and how it might be able to cope with the extreme conditions on <text:tab/><text:tab/>other planets</text:p>
      <text:p text:style-name="Standard"><text:tab/>→ conditions on the early Earth were ‘extreme’</text:p>
      <text:p text:style-name="Standard">&gt; ‘Extremophiles’</text:p>
      <text:p text:style-name="Standard"><text:tab/>→ organisms that tolerate or require extreme conditions</text:p>
      <text:p text:style-name="Standard"><text:tab/>→ mostly prokaryotes (bacteria and archaea), but also eukaryotes (e.g., flies at the edges of <text:tab/><text:tab/>volcanic hot springs in Yellowstone)</text:p>
      <text:p text:style-name="Standard">&gt; Types of extreme environments</text:p>
      <text:p text:style-name="Standard"><text:tab/>→ hot or cold places </text:p>
      <text:p text:style-name="Standard"><text:tab/>→ salty or dry environments</text:p>
      <text:p text:style-name="Standard"><text:tab/>→ acidic or basic habitats </text:p>
      <text:p text:style-name="Standard"><text:tab/>→ extremes of pressure or radiation</text:p>
      <text:p text:style-name="Standard">&gt; hot environments</text:p>
      <text:p text:style-name="Standard"><text:tab/>→ many hot environments on the Earth that harbor life; hot fluids, dissolved minerals</text:p>
      <text:p text:style-name="Standard"><text:tab/>→ thermophiles (50-80°C) and hyperthermophiles (above 80°C)</text:p>
      <text:p text:style-name="Standard"><text:tab/><text:tab/>&gt;&gt; <text:span text:style-name="T2">Methanopyrus kandleri </text:span>– an archaea that inhabits black smokers (deep ocean <text:tab/><text:tab/><text:tab/><text:tab/>vents producing sulfide minerals) (up to 110°C)</text:p>
      <text:p text:style-name="Standard"><text:tab/><text:tab/>&gt;&gt; not merely <text:span text:style-name="T2">capable</text:span> of growing at high temperatures – they <text:span text:style-name="T2">require</text:span><text:span text:style-name="T1"> these <text:tab/><text:tab/><text:tab/><text:tab/>temperatures</text:span></text:p>
      <text:p text:style-name="Standard"><text:tab/>→ challenges</text:p>
      <text:p text:style-name="Standard"><text:tab/><text:tab/>&gt;&gt; breakdown of biomolecules</text:p>
      <text:p text:style-name="Standard"><text:tab/><text:tab/>&gt;&gt; increased membrane fluidity – problems with cell integrity</text:p>
      <text:p text:style-name="Standard"><text:tab/>→ adaptations</text:p>
      <text:p text:style-name="Standard"><text:tab/><text:tab/>&gt;&gt; evolving thermostable proteins and enzymes – maintain integrity at high <text:tab/><text:tab/><text:tab/><text:tab/>temperatures; commercial uses as well – e.g., biological washing powder</text:p>
      <text:p text:style-name="Standard"><text:tab/><text:tab/>&gt;&gt; evolving modified cell membrane composition</text:p>
      <text:p text:style-name="Standard">&gt; freezing environments</text:p>
      <text:p text:style-name="Standard"><text:tab/>→ cold-loving (‘psychrophilic’) microorganisms (&lt;15 °C) – Lake Vostok accretion ice <text:tab/><text:tab/><text:tab/>houses a surprisingly complex community of cold-tolerant bacteria and fungi</text:p>
      <text:p text:style-name="Standard"><text:tab/>→ challenges</text:p>
      <text:p text:style-name="Standard"><text:tab/><text:tab/>&gt;&gt; membrane damage from ice – ice crystals damage the cell</text:p>
      <text:p text:style-name="Standard"><text:tab/><text:tab/>&gt;&gt; decreased membrane fluidity – lipids solidify at low temperatures</text:p>
      <text:p text:style-name="Standard"><text:tab/><text:tab/>&gt;&gt; availability of liquid water that's needed for biochemical reactions</text:p>
      <text:p text:style-name="Standard"><text:tab/>→ adaptations</text:p>
      <text:p text:style-name="Standard"><text:soft-page-break/><text:tab/><text:tab/>&gt;&gt; altered membrane composition (again) – incorporate more unsaturated fatty acids, <text:tab/><text:tab/><text:tab/>whose kinks push apart the membrane &amp; make it more fluid</text:p>
      <text:p text:style-name="Standard"><text:tab/><text:tab/>&gt;&gt; antifreeze agents – sugars that prevent the formation of ice crystals</text:p>
      <text:p text:style-name="Standard">&gt; saline and dry conditions</text:p>
      <text:p text:style-name="Standard"><text:tab/>→ salt-loving (‘halophilic’; 15 – 37% NaCl) and drought-tolerant (‘xerophilic’) microbes</text:p>
      <text:p text:style-name="Standard"><text:tab/><text:tab/>&gt;&gt; salt formations (Dead Sea); dry desert environment (Atacama)</text:p>
      <text:p text:style-name="Standard"><text:tab/>→ challenges – similar in both salty &amp; dry environments</text:p>
      <text:p text:style-name="Standard"><text:tab/><text:tab/>&gt;&gt; osmotic pressure and water availability – lots of salt draws water out, a very dry <text:tab/><text:tab/><text:tab/>environment has a similar effect</text:p>
      <text:p text:style-name="Standard"><text:tab/><text:tab/>&gt;&gt; membrane integrity – preventing it from falling apart under high salt <text:tab/><text:tab/><text:tab/><text:tab/><text:tab/>concentrations &amp; disrupting molecules</text:p>
      <text:p text:style-name="Standard"><text:tab/>→ adaptations</text:p>
      <text:p text:style-name="Standard"><text:tab/><text:tab/>&gt;&gt; controlling water loss from cells – produce salts &amp; other solutes that help retain <text:tab/><text:tab/><text:tab/>water</text:p>
      <text:p text:style-name="Standard"><text:tab/><text:tab/>&gt;&gt; cell dormancy –to survive until conditions improve, e.g., awaiting liquid water in <text:tab/><text:tab/><text:tab/>the desert</text:p>
      <text:p text:style-name="Standard">&gt; extremes of pH</text:p>
      <text:p text:style-name="Standard"><text:tab/>→ <text:s/>acidophiles (pH 0.4-4) and alkaliphiles (pH 8-12.5) – acidic mine drainage (Rio <text:tab/><text:tab/><text:tab/>Tinto river – 0.4 pH); alkaline freshwater (Mono Lake)</text:p>
      <text:p text:style-name="Standard"><text:tab/>→ challenges</text:p>
      <text:p text:style-name="Standard"><text:tab/><text:tab/>&gt;&gt; breakdown of cellular components – e.g., high proton concentration in acidic <text:tab/><text:tab/><text:tab/><text:tab/>environments disrupts biomolecules, making them inoperative</text:p>
      <text:p text:style-name="Standard"><text:tab/><text:tab/>&gt;&gt; limitations to metabolic processes for gaining energy &amp; carrying out reactions</text:p>
      <text:p text:style-name="Standard"><text:tab/>→ adaptations</text:p>
      <text:p text:style-name="Standard"><text:tab/><text:tab/>&gt;&gt; regulation of internal pH – e.g., neutralize internally by pumping out protons <text:tab/><text:tab/><text:tab/><text:tab/>(suggests that this is not their preferred environment) </text:p>
      <text:p text:style-name="Standard"><text:tab/><text:tab/>&gt;&gt; both active and passive methods</text:p>
      <text:p text:style-name="Standard">&gt; living under high pressure – deep oceans, deep in Earth's crust</text:p>
      <text:p text:style-name="Standard"><text:tab/>→ trenches in the Pacific, e.g. Mariana Trenc<office:annotation><dc:creator>Unknown Author</dc:creator><dc:date>2013-02-05T11:05:03.71</dc:date><text:p text:style-name="P10"><text:span text:style-name="T3">Note that this seems to be going by both 'Mariana; and 'Marianas' now</text:span></text:p></office:annotation>h (11 km) – the deep sea = 75% of ocean <text:tab/><text:tab/><text:tab/>volume</text:p>
      <text:p text:style-name="Standard"><text:tab/>→ piezophilic (‘pressure-loving’) microorganisms (up to 1300 × atmospheric pressure)</text:p>
      <text:p text:style-name="Standard"><text:tab/><text:tab/>&gt;&gt; we don't currently know what the upper pressure limit for life is</text:p>
      <text:p text:style-name="Standard"><text:tab/>→ challenges</text:p>
      <text:p text:style-name="Standard"><text:tab/><text:tab/>&gt;&gt; tight packing of molecules and loss of fluidity in cell membranes</text:p>
      <text:p text:style-name="Standard"><text:tab/><text:tab/>&gt;&gt; impaired cellular structures and activities, particularly of enzymes</text:p>
      <text:p text:style-name="Standard"><text:tab/>→ adaptations</text:p>
      <text:p text:style-name="Standard"><text:tab/><text:tab/>&gt;&gt; changes in gene expression and membrane structure – e.g., produce molecules <text:tab/><text:tab/><text:tab/>that enhance nutrient uptake; introducing more unsaturated fatty acids to <text:tab/><text:tab/><text:tab/><text:tab/>increase membrane fluidity</text:p>
      <text:p text:style-name="Standard"><text:tab/><text:tab/>&gt;&gt; comparatively poorly understood</text:p>
      <text:p text:style-name="Standard">&gt; conditions in space?</text:p>
      <text:p text:style-name="Standard"><text:tab/>→ radiation, freezing temperatures, desiccation, no oxygen , low gravity</text:p>
      <text:p text:style-name="Standard"><text:tab/>→ OU_20 or the ‘Space Survivor’: a cyanobacterium that survived 533 days in low Earth <text:tab/><text:tab/>orbit</text:p>
      <text:p text:style-name="Standard"><text:tab/><text:tab/>&gt;&gt; rocks launched into Earth orbit, bolted to the exterior of the International space <text:tab/><text:tab/><text:tab/>station</text:p>
      <text:p text:style-name="Standard"><text:tab/><text:tab/>&gt;&gt; this photosynthetic microorganism was the sole survivor – didn't grow, but did <text:tab/><text:tab/><text:tab/>survive</text:p>
      <text:p text:style-name="Standard">&gt; extremes rarely occur in isolation in natural environments</text:p>
      <text:p text:style-name="Standard"><text:tab/>→ studies of extremophiles often too simplistic – ‘true’ environments frequently <text:tab/><text:tab/><text:tab/><text:tab/>characterised by multiple extremes</text:p>
      <text:p text:style-name="Standard"><text:tab/>→ <text:s/>polyextremophiles – <text:span text:style-name="T2">Deinococcus radiodurans</text:span> tolerates</text:p>
      <text:p text:style-name="Standard"><text:soft-page-break/><text:tab/><text:tab/>&gt;&gt; high levels of radiation</text:p>
      <text:p text:style-name="Standard"><text:tab/><text:tab/>&gt;&gt; cold temperatures</text:p>
      <text:p text:style-name="Standard"><text:tab/><text:tab/>&gt;&gt; dry environments</text:p>
      <text:p text:style-name="Standard"><text:tab/><text:tab/>&gt;&gt; vacuum conditions</text:p>
      <text:p text:style-name="Standard"><text:tab/><text:tab/>&gt;&gt; acidic pH levels</text:p>
      <text:p text:style-name="Standard"><text:tab/>→ one extreme can influence ability to tolerate others</text:p>
      <text:p text:style-name="Standard">&gt; terrestrial analogues for other planets</text:p>
      <text:p text:style-name="Standard"><text:tab/>→ Earth's extremophiles tell us about the boundaries of the biosphere</text:p>
      <text:p text:style-name="Standard"><text:tab/>→ they also give us a better idea about the habitability of other environments in the solar <text:tab/><text:tab/>system</text:p>
      <text:p text:style-name="P3">&gt; What have we learned?</text:p>
      <text:p text:style-name="P3"> extremophiles are organisms that tolerate or require physical or chemical extremes</text:p>
      <text:p text:style-name="P3"> although extremophiles span all major domains of life, most are prokaryotes</text:p>
      <text:p text:style-name="P3"> adaptations to extreme conditions sustain cell integrity and function (frequently via</text:p>
      <text:p text:style-name="P3"><text:tab/>modifications of the cell membrane and molecules such as proteins and enzymes)</text:p>
      <text:p text:style-name="P3"> interactions between multiple extremes may influence extremophile growth and survival</text:p>
      <text:p text:style-name="P3"> the study of life in extreme environments is pivotal to studying the emergence of life on the Earth <text:tab/>and understanding the boundaries for life in the Universe</text:p>
      <text:p text:style-name="P3"> molecules isolated from extremophiles may also be of commercial and industrial interest</text:p>
      <text:p text:style-name="P2"/>
      <text:p text:style-name="P2"/>
      <text:p text:style-name="P9">Lecture 2: The Rise of Multicellularity </text:p>
      <text:p text:style-name="Standard">&gt; multicellular organism – made up of cells that are irreversibly differentiated to carry out different, <text:tab/>specialized functions</text:p>
      <text:p text:style-name="Standard"><text:tab/>→ at some point, unicellular organisms transitioned to become multicellular – how/where <text:tab/><text:tab/>did this happen, and why? </text:p>
      <text:p text:style-name="Standard">&gt; the first 2.5-3 Ga of life</text:p>
      <text:p text:style-name="Standard"><text:tab/>→ unicellular</text:p>
      <text:p text:style-name="Standard"><text:tab/>→ only remnant is controversial microfossils and chemical signatures discussed in earlier <text:tab/><text:tab/>lecture</text:p>
      <text:p text:style-name="Standard">&gt; the Ediacaran Fauna – the oldest multicellular animals</text:p>
      <text:p text:style-name="Standard"><draw:frame draw:style-name="fr1" draw:name="graphics10" text:anchor-type="paragraph" svg:width="9.419cm" svg:height="10.821cm" draw:z-index="9"><draw:image xlink:href="Pictures/20000007000024CC00002A465DCE99AD.svm" xlink:type="simple" xlink:show="embed" xlink:actuate="onLoad"/></draw:frame><text:soft-page-break/></text:p>
      <text:p text:style-name="Standard"><text:tab/>→ enigmatic moulds of tubular and frond-shaped organisms which lived during the <text:tab/><text:tab/><text:tab/>Ediacaran period</text:p>
      <text:p text:style-name="Standard"><text:tab/><text:tab/>&gt;&gt; experiments in early body plans – leading to those we know today</text:p>
      <text:p text:style-name="Standard"><text:tab/>→ found in rocks worldwide between 585Ma and 542 Ma</text:p>
      <text:p text:style-name="Standard"><text:tab/>→ first discovered in Australia’s Ediacara Hills</text:p>
      <text:p text:style-name="Standard">&gt; how did multicellularity arise?</text:p>
      <text:p text:style-name="Standard"><text:tab/>→ two possible explanations – internally or environmentally driven</text:p>
      <text:p text:style-name="Standard"><text:tab/><text:tab/>&gt;&gt; alteration in genetics – cell division occurring in such a way that cells could alter <text:tab/><text:tab/><text:tab/>functions yet remain in communication with one another</text:p>
      <text:p text:style-name="Standard"><text:tab/><text:tab/><text:tab/>→ the question of what triggered this differentiation remains</text:p>
      <text:p text:style-name="Standard"><text:tab/><text:tab/>&gt;&gt; possibly facilitated externally by increasing availability of oxygen</text:p>
      <text:p text:style-name="Standard"><text:tab/><text:tab/><text:tab/>→ allows aerobic respiration &amp; generation of much greater quantities of <text:tab/><text:tab/><text:tab/><text:tab/><text:tab/>energy</text:p>
      <text:p text:style-name="Standard">&gt; why was multicellularity selected for? </text:p>
      <text:p text:style-name="Standard"><text:tab/>→ increased size</text:p>
      <text:p text:style-name="Standard"><text:tab/><text:tab/>&gt;&gt; escaping predation and competition</text:p>
      <text:p text:style-name="Standard"><text:tab/><text:tab/>&gt;&gt; expanding to new ecological ‘niches’</text:p>
      <text:p text:style-name="Standard"><text:tab/>→ cellular specialisation</text:p>
      <text:p text:style-name="Standard"><text:tab/><text:tab/>&gt;&gt; division of functions (energetically efficient)</text:p>
      <text:p text:style-name="Standard"><text:tab/>→ <text:s/>physical protection</text:p>
      <text:p text:style-name="Standard"><text:tab/><text:tab/>&gt;&gt; external environment</text:p>
      <text:p text:style-name="Standard"><text:tab/>→ <text:s/>computational advantages</text:p>
      <text:p text:style-name="Standard"><text:tab/><text:tab/>&gt;&gt; increasing behavioural complexity</text:p>
      <text:p text:style-name="Standard"><text:tab/>→ issue remains controversial – this was not essential for organisms to compete at all </text:p>
      <text:p text:style-name="Standard">&gt; at the beginning of the Cambrian period (542Ma), hard-bodied remains burst into the fossil <text:tab/>record</text:p>
      <text:p text:style-name="Standard"><text:tab/>→ the Ediacaran fauna disappear at this time and the numbers of fossils preserved to this <text:tab/><text:tab/>day increases enormously</text:p>
      <text:p text:style-name="Standard"><text:tab/>→ termed “The Cambrian Explosion”</text:p>
      <text:p text:style-name="Standard"><text:soft-page-break/><text:tab/>→ at this time organisms evolved the ability to precipitate minerals used for skeletons and <text:tab/><text:tab/>hard shells which are more easily preserved; before that, most organisms were soft <text:tab/><text:tab/>bodied</text:p>
      <text:p text:style-name="Standard"><text:tab/><text:tab/>&gt;&gt; trilobites were one of the organisms to appear in the Cambrian</text:p>
      <text:p text:style-name="Standard">&gt; life on Earth is punctuated by mass extinctions – not a continuous process of evolution &amp; <text:tab/><text:tab/>diversification</text:p>
      <text:p text:style-name="Standard"><text:tab/>→ GOBE = Great Oxidation Biodiversification Event</text:p>
      <text:p text:style-name="Standard"><text:tab/>→ life on Earth has experienced 5 big mass extinctions – causes remain very controversial (asteroid/comet impact, volcanic eruptions, changes in environment</text:p>
      <text:p text:style-name="Standard"><draw:frame draw:style-name="fr1" draw:name="graphics11" text:anchor-type="paragraph" svg:width="9.686cm" svg:height="8.892cm" draw:z-index="10"><draw:image xlink:href="Pictures/20000007000025D5000022BB99333587.svm" xlink:type="simple" xlink:show="embed" xlink:actuate="onLoad"/></draw:frame><text:tab/>→ after each extinction biodiversity has always recovered or increased after the event – <text:tab/><text:tab/><text:tab/>resilience</text:p>
      <text:p text:style-name="Standard"><text:tab/>→ extinctions create space for organisms which survived to flourish in newly empty <text:tab/><text:tab/><text:tab/>habitats – e.g., extinction of dinosaurs made room for mammals</text:p>
      <text:p text:style-name="P3">&gt;What have we learned? </text:p>
      <text:p text:style-name="P3"> unicellularity was likely to prevail during the first 3 Ga of life</text:p>
      <text:p text:style-name="P3"> fossils from the Ediacaran period (585 – 542 Ma) comprise the first evidence for multicellular <text:tab/>life</text:p>
      <text:p text:style-name="P3"> multicellularity arose maybe as a result of interactions between cells and/or incomplete cell <text:tab/>division, and increased atmospheric O2</text:p>
      <text:p text:style-name="P3"> advantages of multicellularity include increased size and specialisation, physical protection and <text:tab/>conditions for the development of complex behaviour</text:p>
      <text:p text:style-name="P3"> the Cambrian Explosion (530 Ma) saw a great diversification of life, including the appearance <text:tab/>of hard-bodied organisms in the fossil record</text:p>
      <text:p text:style-name="P3"> mass extinction events on Earth have been followed by periods of biological recovery and <text:tab/>diversification</text:p>
      <text:p text:style-name="P3"/>
      <text:p text:style-name="Standard"/>
      <text:p text:style-name="P2">Lecture 3: The Great Oxidation Event</text:p>
      <text:p text:style-name="Standard">&gt; conditions on Earth have changed dramatically over the last 3-ish billion years</text:p>
      <text:p text:style-name="Standard"><text:tab/>→ many changes have occurred, but we're just focusing on one</text:p>
      <text:p text:style-name="Standard">&gt; oxygen on the early Earth</text:p>
      <text:p text:style-name="Standard"><text:tab/>→ the early Earth had less than 0.1% of the oxygen we in our atmosphere today</text:p>
      <text:p text:style-name="Standard"><text:tab/>→ this raises many questions: when did oxygen become abundant? What was the cause of <text:tab/><text:tab/>the rise? How do we track the rise of oxygen in the atmosphere? How did this effect <text:soft-page-break/><text:tab/><text:tab/>conditions on the early Earth, particularly for living things?</text:p>
      <text:p text:style-name="Standard">&gt; pattern and timing of oxygen increase –when did oxygen levels rise &amp; what were the periods of <text:tab/>its increase? </text:p>
      <text:p text:style-name="Standard"><text:tab/>→ proxies = geochemical signatures in the rock record indicating that oxygen levels were <text:tab/><text:tab/>within certain bounds</text:p>
      <text:p text:style-name="Standard"><text:tab/>→ second event show below leads to oxygen levels like those we know today, about 21%</text:p>
      <text:p text:style-name="Standard"><draw:frame draw:style-name="fr3" draw:name="graphics12" text:anchor-type="paragraph" svg:width="17cm" svg:height="8.668cm" draw:z-index="11"><draw:image xlink:href="Pictures/200000070000534E00002A7B9B4DE2FD.svm" xlink:type="simple" xlink:show="embed" xlink:actuate="onLoad"/></draw:frame>&gt; when and how did oxygen rise?</text:p>
      <text:p text:style-name="Standard"><text:tab/>→ sources &amp; sinks of oxygen</text:p>
      <text:p text:style-name="Standard"><text:tab/>→ photosynthesis is the main source of oxygen on the Earth – as a waste product</text:p>
      <text:p text:style-name="Standard"><text:tab/>→ oxygen gets taken out of the atmosphere as well</text:p>
      <text:p text:style-name="Standard">&gt; how does oxygen get taken out of the atmosphere?</text:p>
      <text:p text:style-name="Standard"><text:tab/>→ 2 main mechanisms </text:p>
      <text:p text:style-name="Standard"><text:tab/>1) when a living thing dies it reacts with oxygen and uses it up; if it becomes buried the <text:tab/><text:tab/><text:tab/>oxygen is lost for a long time (net buildup of oxygen in the atmosphere)</text:p>
      <text:p text:style-name="Standard"><text:tab/>2) reacting with volcanic gases – e.g., hydrogen sulfide or methane; some elements react <text:tab/><text:tab/>with oxygen and take it out of the atmosphere, such as rust</text:p>
      <text:p text:style-name="Standard">&gt; So to get oxygen building up in the atmosphere</text:p>
      <text:p text:style-name="Standard"><text:tab/>1) less of it must react and be taken out of the atmosphere, or..</text:p>
      <text:p text:style-name="Standard"><text:tab/>2) more of it has to be produced</text:p>
      <text:p text:style-name="Standard">&gt; Why an abrupt rise around 2.45Ga?</text:p>
      <text:p text:style-name="Standard"><text:tab/>1) a sudden decrease in the elements or gases that react with oxygen, for example, those <text:s/><text:tab/><text:tab/>produced in volcanic eruptions</text:p>
      <text:p text:style-name="Standard"><text:tab/>2) the evolution of photosynthesis itself, or if it already existed, an increase in the number <text:tab/><text:tab/>of living things producing oxygen in the oceans; evidence suggests photosynthesis is <text:tab/><text:tab/>much older than 2.5 billion years, though – so its emergence is an unlikely <text:tab/><text:tab/><text:tab/>explanation</text:p>
      <text:p text:style-name="Standard"><text:tab/>3) increase in the burial of dead organisms</text:p>
      <text:p text:style-name="Standard"><text:tab/>4) a switch between two stable conditions – stable low oxygen switching to stable high <text:tab/><text:tab/><text:tab/>oxygen</text:p>
      <text:p text:style-name="Standard">&gt; consequences of an oxygen rise of this scale</text:p>
      <text:p text:style-name="Standard"><text:tab/>→ significant effect in Earth’s climate:</text:p>
      <text:p text:style-name="Standard"><text:tab/><text:tab/>1) a rise in oxygen would lower methane levels in the atmosphere, which would cool <text:tab/><text:tab/><text:tab/>the planet – evidence of glaciations following these oxygenation events</text:p>
      <text:p text:style-name="Standard"><text:tab/><text:tab/>2) change in the chemical nature of elements in the earth's crust &amp; thus the <text:tab/><text:soft-page-break/><text:tab/><text:tab/><text:tab/>geochemical cycling of C, N, S and Fe (essential nutrients for life – thus<text:tab/><text:tab/><text:tab/><text:tab/>changing the parameters of <text:s/>the biosphere); would also indirectly effect <text:tab/><text:tab/><text:tab/><text:tab/>climate</text:p>
      <text:p text:style-name="Standard"><text:tab/>→ evidence for dramatic cooling shortly after the Great Oxidation Event</text:p>
      <text:p text:style-name="Standard">&gt; for life it was a double-edged sword</text:p>
      <text:p text:style-name="Standard"><text:tab/>→ oxygen would have been toxic to organisms adapted to anerobic conditions</text:p>
      <text:p text:style-name="Standard"><text:tab/><text:tab/>&gt;&gt; adapt or become confined to anaerobic niches like those in the crust</text:p>
      <text:p text:style-name="Standard"><text:tab/>→ but aerobic respiration is 16 times more efficient at generating energy than anaerobic <text:tab/><text:tab/>metabolisms, thus allowing the possibility of multicellular organisms &amp; brains</text:p>
      <text:p text:style-name="Standard">&gt; how do we reconstruct past oxygen levels?</text:p>
      <text:p text:style-name="Standard"><text:tab/>→ biological proxies:</text:p>
      <text:p text:style-name="Standard"><text:tab/><text:tab/>&gt;&gt; we can look at when certain organisms which use oxygen appear in the tree of <text:tab/><text:tab/><text:tab/>life to reconstruct levels of oxygen in the past</text:p>
      <text:p text:style-name="Standard"><text:tab/><text:tab/>&gt;&gt; cyanobacteria – deep branching; predate the great oxidation event – producers of <text:tab/><text:tab/><text:tab/>oxygen (which might have been 'mopped up' by volcanic gases &amp; c. prior to <text:tab/><text:tab/><text:tab/>the event)</text:p>
      <text:p text:style-name="Standard">&gt; how do we tell oxygen levels from rocks?</text:p>
      <text:p text:style-name="Standard"><text:tab/>→ stream deposits which contain certain minerals which only form under specific oxygen <text:tab/><text:tab/>conditions can infer oxygen thresholds at time of deposition</text:p>
      <text:p text:style-name="Standard"><text:tab/><text:tab/>&gt;&gt; Pyrite = &lt;0.1% PAL; only produced at oxygen levels at this ratio of Present <text:tab/><text:tab/><text:tab/><text:tab/>Atmopheric Level</text:p>
      <text:p text:style-name="Standard"><text:tab/><text:tab/>&gt;&gt; Uraninite = &lt;0.01% PAL </text:p>
      <text:p text:style-name="Standard"><text:tab/><text:tab/>&gt;&gt; Siderite = &lt;0.001% PAL</text:p>
      <text:p text:style-name="Standard"><text:tab/>→ if we find these minerals, it tells us that oxygen levels were low at that time</text:p>
      <text:p text:style-name="Standard">&gt; solubility of oxygen sensitive elements</text:p>
      <text:p text:style-name="Standard"><text:tab/>→ many trace metals are only water soluble in one state</text:p>
      <text:p text:style-name="Standard"><text:tab/>→ the depletion of certain elements from ancient soils (“palaeosols”) can be used to</text:p>
      <text:p text:style-name="Standard"><text:tab/><text:tab/>infer the oxidation state of the atmosphere</text:p>
      <text:p text:style-name="Standard"><text:tab/><text:tab/>&gt;&gt; e.g., under low-oxygen conditions, iron is very soluble in water</text:p>
      <text:p text:style-name="Standard"><text:tab/><text:tab/>&gt;&gt; palaeosols older than 2.4Ga show significant depletion of iron, those younger <text:tab/><text:tab/><text:tab/>than 1.8Ga show little loss of iron</text:p>
      <text:p text:style-name="Standard"><text:tab/><text:tab/>&gt;&gt; indicates a change in the dominant state of iron around 2.4Ga</text:p>
      <text:p text:style-name="Standard">&gt; banded iron formations</text:p>
      <text:p text:style-name="Standard"><draw:frame draw:style-name="fr4" draw:name="graphics13" text:anchor-type="paragraph" svg:width="12.25cm" svg:height="5.188cm" draw:z-index="12"><draw:image xlink:href="Pictures/2000000700002FDB0000144307330311.svm" xlink:type="simple" xlink:show="embed" xlink:actuate="onLoad"/></draw:frame></text:p>
      <text:p text:style-name="Standard"><text:tab/>→ thick geological deposits containing a high abundance of Fe(III) oxide – widespread early <text:tab/><text:tab/>in the rock record and largely absent after 2.4Ga</text:p>
      <text:p text:style-name="Standard"><text:tab/><text:tab/>&gt;&gt; how did these form ?</text:p>
      <text:p text:style-name="Standard"><text:tab/><text:tab/>&gt;&gt; one theory suggests that they were formed in anoxic oceans with high levels of <text:tab/><text:tab/><text:tab/>dissolved iron; as it is suddenly and periodically oxidised it changes state, is <text:tab/><text:tab/><text:tab/>no longer soluble, and was precipitated out</text:p>
      <text:p text:style-name="Standard"><text:tab/>→ method of formation disputed: one other way might be by mixing with oxygenated <text:tab/><text:tab/><text:tab/>surface waters</text:p>
      <text:p text:style-name="P3"><text:soft-page-break/>&gt; What have we learned?</text:p>
      <text:p text:style-name="P3"> the levels of oxygen rose rapidly around 2.4 Ga in the Great Oxidation Event</text:p>
      <text:p text:style-name="P3"> the cause of the rapid shift is very ambiguous</text:p>
      <text:p text:style-name="P3"> the rise of oxygen had a significant effect on global climate as it eliminated the methane</text:p>
      <text:p text:style-name="P3"><text:tab/>greenhouse effect</text:p>
      <text:p text:style-name="P3"> Increased oxygen is thought to have facilitated the rise of complex multicellular organisms</text:p>
      <text:p text:style-name="P3"> Interpretation of the rock record is key to our understanding of the history of oxygen in the</text:p>
      <text:p text:style-name="P3"><text:tab/>atmosphe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Wingdings-Regular" svg:font-family="Wingdings-Regular"/>
    <style:font-face style:name="FranklinGothic-Medium" svg:font-family="FranklinGothic-Medium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4T19:39:42.81</meta:creation-date>
    <meta:generator>OpenOffice.org/3.4$Win32 OpenOffice.org_project/340m1$Build-9590</meta:generator>
    <dc:date>2013-02-05T11:56:35.33</dc:date>
    <meta:editing-duration>PT4H26M1S</meta:editing-duration>
    <meta:editing-cycles>240</meta:editing-cycles>
    <meta:document-statistic meta:table-count="0" meta:image-count="13" meta:object-count="0" meta:page-count="14" meta:paragraph-count="353" meta:word-count="4442" meta:character-count="27075"/>
  </office:meta>
</office:document-meta>
</file>